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340000009C7C6D4C11C5211A3A.png" manifest:media-type="image/png"/>
  <manifest:file-entry manifest:full-path="Pictures/100002010000003500000041B04D7FDBDF83E5C1.png" manifest:media-type="image/png"/>
  <manifest:file-entry manifest:full-path="Pictures/100002000000020000000200E3CAC216C38849B1.png" manifest:media-type="image/png"/>
  <manifest:file-entry manifest:full-path="Pictures/10000201000002000000020015EF98FC9795832F.png" manifest:media-type="image/png"/>
  <manifest:file-entry manifest:full-path="Pictures/100002000000090400000448F6DF4C3FDE25BE93.png" manifest:media-type="image/png"/>
  <manifest:file-entry manifest:full-path="Pictures/1000020100000200000001A3143539B51EAB0C8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3.25cm" fo:min-width="13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0.789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style:text-autospace="none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4cm" svg:height="13.5cm" svg:x="11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cm" svg:height="1.6cm" svg:x="18.844cm" svg:y="13.3cm">
          <draw:image xlink:href="Pictures/10000201000002000000020015EF98FC9795832F.png" xlink:type="simple" xlink:show="embed" xlink:actuate="onLoad" loext:mime-type="image/png">
            <text:p/>
          </draw:image>
        </draw:frame>
        <draw:frame draw:style-name="gr2" draw:text-style-name="P2" draw:layer="layout" svg:width="2.756cm" svg:height="2.255cm" svg:x="18.244cm" svg:y="9.2cm">
          <draw:image xlink:href="Pictures/1000020100000200000001A3143539B51EAB0C8D.png" xlink:type="simple" xlink:show="embed" xlink:actuate="onLoad" loext:mime-type="image/png">
            <text:p/>
          </draw:image>
        </draw:frame>
        <draw:frame draw:style-name="gr2" draw:text-style-name="P2" draw:layer="layout" svg:width="4.9cm" svg:height="2.327cm" svg:x="4cm" svg:y="8.073cm">
          <draw:image xlink:href="Pictures/100002000000090400000448F6DF4C3FDE25BE93.png" xlink:type="simple" xlink:show="embed" xlink:actuate="onLoad" loext:mime-type="image/png">
            <text:p/>
          </draw:image>
        </draw:frame>
        <draw:frame draw:style-name="gr2" draw:text-style-name="P2" draw:layer="layout" svg:width="4.333cm" svg:height="4.333cm" svg:x="12cm" svg:y="1.767cm">
          <draw:image xlink:href="Pictures/100002000000020000000200E3CAC216C38849B1.png" xlink:type="simple" xlink:show="embed" xlink:actuate="onLoad" loext:mime-type="image/png">
            <text:p/>
          </draw:image>
        </draw:frame>
        <draw:line draw:style-name="gr3" draw:text-style-name="P2" draw:layer="layout" svg:x1="19.6cm" svg:y1="11.7cm" svg:x2="19.6cm" svg:y2="13.1cm">
          <text:p/>
        </draw:line>
        <draw:frame draw:style-name="gr4" draw:text-style-name="P1" draw:layer="layout" svg:width="0.599cm" svg:height="2.4cm" svg:x="17.201cm" svg:y="2.6cm">
          <draw:image xlink:href="Pictures/10000201000000340000009C7C6D4C11C5211A3A.png" xlink:type="simple" xlink:show="embed" xlink:actuate="onLoad" loext:mime-type="image/png">
            <text:p/>
          </draw:image>
        </draw:frame>
        <draw:frame draw:style-name="gr4" draw:text-style-name="P1" draw:layer="layout" svg:width="0.599cm" svg:height="2cm" svg:x="21.9cm" svg:y="9.3cm">
          <draw:image xlink:href="Pictures/10000201000000340000009C7C6D4C11C5211A3A.png" xlink:type="simple" xlink:show="embed" xlink:actuate="onLoad" loext:mime-type="image/png">
            <text:p/>
          </draw:image>
        </draw:frame>
        <draw:line draw:style-name="gr5" draw:text-style-name="P1" draw:layer="layout" svg:x1="12.4cm" svg:y1="5.6cm" svg:x2="6.6cm" svg:y2="7.7cm">
          <text:p/>
        </draw:line>
        <draw:line draw:style-name="gr6" draw:text-style-name="P3" draw:layer="layout" svg:x1="12.8cm" svg:y1="6cm" svg:x2="8.6cm" svg:y2="8.9cm">
          <text:p/>
        </draw:line>
        <draw:line draw:style-name="gr5" draw:text-style-name="P1" draw:layer="layout" svg:x1="16cm" svg:y1="5.9cm" svg:x2="18cm" svg:y2="7.854cm">
          <text:p/>
        </draw:line>
        <draw:frame draw:style-name="gr4" draw:text-style-name="P1" draw:layer="layout" svg:width="0.815cm" svg:height="1cm" svg:x="8.4cm" svg:y="6.1cm">
          <draw:image xlink:href="Pictures/100002010000003500000041B04D7FDBDF83E5C1.png" xlink:type="simple" xlink:show="embed" xlink:actuate="onLoad" loext:mime-type="image/png">
            <text:p/>
          </draw:image>
        </draw:frame>
        <draw:frame draw:style-name="gr4" draw:text-style-name="P1" draw:layer="layout" svg:width="0.815cm" svg:height="1cm" svg:x="9.585cm" svg:y="7.5cm">
          <draw:image xlink:href="Pictures/100002010000003500000041B04D7FDBDF83E5C1.png" xlink:type="simple" xlink:show="embed" xlink:actuate="onLoad" loext:mime-type="image/png">
            <text:p/>
          </draw:image>
        </draw:frame>
        <draw:frame draw:style-name="gr4" draw:text-style-name="P1" draw:layer="layout" svg:width="0.815cm" svg:height="1cm" svg:x="17.085cm" svg:y="6.2cm">
          <draw:image xlink:href="Pictures/100002010000003500000041B04D7FDBDF83E5C1.png" xlink:type="simple" xlink:show="embed" xlink:actuate="onLoad" loext:mime-type="image/png">
            <text:p/>
          </draw:image>
        </draw:frame>
        <draw:frame draw:style-name="gr7" draw:text-style-name="P4" draw:layer="layout" svg:width="0.8cm" svg:height="0.645cm" svg:x="8cm" svg:y="5.9cm">
          <draw:text-box>
            <text:p>1</text:p>
          </draw:text-box>
        </draw:frame>
        <draw:frame draw:style-name="gr7" draw:text-style-name="P4" draw:layer="layout" svg:width="0.8cm" svg:height="0.645cm" svg:x="9.2cm" svg:y="7.3cm">
          <draw:text-box>
            <text:p>2</text:p>
          </draw:text-box>
        </draw:frame>
        <draw:frame draw:style-name="gr8" draw:text-style-name="P4" draw:layer="layout" svg:width="0.8cm" svg:height="0.8cm" svg:x="16.6cm" svg:y="6cm">
          <draw:text-box>
            <text:p>3</text:p>
          </draw:text-box>
        </draw:frame>
        <draw:frame draw:style-name="gr9" draw:text-style-name="P4" draw:layer="layout" svg:width="4.4cm" svg:height="3.009cm" svg:x="17.7cm" svg:y="2.491cm">
          <draw:text-box>
            <text:p>Vue</text:p>
            <text:p>Vuex</text:p>
            <text:p>Vue router</text:p>
            <text:p>Vuetify</text:p>
            <text:p>UnderscoreJS</text:p>
            <text:p>Moment</text:p>
            <text:p/>
          </draw:text-box>
        </draw:frame>
        <draw:frame draw:style-name="gr9" draw:text-style-name="P4" draw:layer="layout" svg:width="4.4cm" svg:height="2.615cm" svg:x="22.424cm" svg:y="9.137cm">
          <draw:text-box>
            <text:p text:style-name="P5">Springboot</text:p>
            <text:p text:style-name="P5">Swagger-ui</text:p>
            <text:p text:style-name="P5">Mapstruct</text:p>
            <text:p text:style-name="P5">Lombok</text:p>
            <text:p text:style-name="P5">H2database</text:p>
            <text:p/>
          </draw:text-box>
        </draw:frame>
        <draw:frame draw:style-name="gr10" draw:text-style-name="P4" draw:layer="layout" svg:width="3.275cm" svg:height="0.645cm" svg:x="12.525cm" svg:y="1.967cm">
          <draw:text-box>
            <text:p>spotify-library-ihm</text:p>
          </draw:text-box>
        </draw:frame>
        <draw:frame draw:style-name="gr11" draw:text-style-name="P6" draw:layer="layout" svg:width="3.875cm" svg:height="1.039cm" svg:x="17.925cm" svg:y="8.354cm">
          <draw:text-box>
            <text:p>spotify-library-server</text:p>
          </draw:text-box>
        </draw:frame>
        <draw:frame draw:style-name="gr11" draw:text-style-name="P6" draw:layer="layout" svg:width="3.875cm" svg:height="1.039cm" svg:x="10.7cm" svg:y="0.8cm">
          <draw:text-box draw:corner-radius="2.875cm">
            <text:p>spotify-library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0T09:47:13.485811177</meta:creation-date>
    <dc:date>2021-05-11T16:28:40.299892358</dc:date>
    <meta:editing-duration>PT31M36S</meta:editing-duration>
    <meta:editing-cycles>3</meta:editing-cycles>
    <meta:generator>LibreOffice/6.1.5.2$Linux_X86_64 LibreOffice_project/10$Build-2</meta:generator>
    <meta:document-statistic meta:object-count="45"/>
  </office:meta>
</office:document-meta>
</file>